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3" style:family="table">
      <style:table-properties style:width="18.8cm" fo:margin-top="0cm" fo:margin-bottom="0cm" table:align="center"/>
    </style:style>
    <style:style style:name="Table3.A" style:family="table-column">
      <style:table-column-properties style:column-width="7.994cm"/>
    </style:style>
    <style:style style:name="Table3.B" style:family="table-column">
      <style:table-column-properties style:column-width="1.406cm"/>
    </style:style>
    <style:style style:name="Table3.C" style:family="table-column">
      <style:table-column-properties style:column-width="1.203cm"/>
    </style:style>
    <style:style style:name="Table3.D" style:family="table-column">
      <style:table-column-properties style:column-width="8.197cm"/>
    </style:style>
    <style:style style:name="Table3.1" style:family="table-row">
      <style:table-row-properties style:min-row-height="0.508cm"/>
    </style:style>
    <style:style style:name="Table3.A1" style:family="table-cell">
      <style:table-cell-properties fo:padding="0.051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51cm" fo:border-left="0.75pt solid #000000" fo:border-right="0.75pt solid #000000" fo:border-top="0.05pt solid #000000" fo:border-bottom="0.05pt solid #000000"/>
    </style:style>
    <style:style style:name="Table3.D1" style:family="table-cell">
      <style:table-cell-properties fo:padding="0.051cm" fo:border-left="none" fo:border-right="0.05pt solid #000000" fo:border-top="0.05pt solid #000000" fo:border-bottom="0.05pt solid #000000"/>
    </style:style>
    <style:style style:name="Table3.2" style:family="table-row">
      <style:table-row-properties style:min-row-height="1.9cm"/>
    </style:style>
    <style:style style:name="Table3.A2" style:family="table-cell">
      <style:table-cell-properties fo:padding="0.049cm" fo:border-left="0.75pt solid #000000" fo:border-right="none" fo:border-top="none" fo:border-bottom="0.75pt solid #000000"/>
    </style:style>
    <style:style style:name="Table3.C2" style:family="table-cell">
      <style:table-cell-properties fo:padding="0.049cm" fo:border-left="none" fo:border-right="0.75pt solid #000000" fo:border-top="none" fo:border-bottom="0.75pt solid #000000"/>
    </style:style>
    <style:style style:name="Table4" style:family="table">
      <style:table-properties style:width="18.8cm" fo:margin-top="0cm" fo:margin-bottom="0cm" table:align="center"/>
    </style:style>
    <style:style style:name="Table4.A" style:family="table-column">
      <style:table-column-properties style:column-width="9.402cm"/>
    </style:style>
    <style:style style:name="Table4.B" style:family="table-column">
      <style:table-column-properties style:column-width="9.398cm"/>
    </style:style>
    <style:style style:name="Table4.1" style:family="table-row">
      <style:table-row-properties style:min-row-height="2.891cm"/>
    </style:style>
    <style:style style:name="Table4.A1" style:family="table-cell">
      <style:table-cell-properties style:vertical-align="" fo:padding="0.049cm" fo:border-left="0.25pt solid #000000" fo:border-right="none" fo:border-top="0.25pt solid #000000" fo:border-bottom="0.25pt solid #000000"/>
    </style:style>
    <style:style style:name="Table4.B1" style:family="table-cell">
      <style:table-cell-properties style:vertical-align="" fo:padding="0.049cm" fo:border-left="none" fo:border-right="0.25pt solid #000000" fo:border-top="0.25pt solid #000000" fo:border-bottom="0.25pt solid #000000"/>
    </style:style>
    <style:style style:name="Table5" style:family="table">
      <style:table-properties style:width="18.8cm" fo:margin-top="0.199cm" fo:margin-bottom="0cm" table:align="center"/>
    </style:style>
    <style:style style:name="Table5.A" style:family="table-column">
      <style:table-column-properties style:column-width="9.384cm"/>
    </style:style>
    <style:style style:name="Table5.B" style:family="table-column">
      <style:table-column-properties style:column-width="9.416cm"/>
    </style:style>
    <style:style style:name="Table5.1" style:family="table-row">
      <style:table-row-properties style:min-row-height="0.945cm"/>
    </style:style>
    <style:style style:name="Table5.A1" style:family="table-cell">
      <style:table-cell-properties style:vertical-align="" fo:padding="0.049cm" fo:border-left="0.25pt solid #000000" fo:border-right="none" fo:border-top="0.25pt solid #000000" fo:border-bottom="0.25pt solid #000000"/>
    </style:style>
    <style:style style:name="Table5.B1" style:family="table-cell">
      <style:table-cell-properties fo:padding="0.049cm" fo:border-left="none" fo:border-right="0.25pt solid #000000" fo:border-top="0.25pt solid #000000" fo:border-bottom="0.25pt solid #000000"/>
    </style:style>
    <style:style style:name="Table6" style:family="table">
      <style:table-properties style:width="18.8cm" fo:margin-top="0.101cm" fo:margin-bottom="0cm" table:align="center"/>
    </style:style>
    <style:style style:name="Table6.A" style:family="table-column">
      <style:table-column-properties style:column-width="12.002cm"/>
    </style:style>
    <style:style style:name="Table6.B" style:family="table-column">
      <style:table-column-properties style:column-width="4.895cm"/>
    </style:style>
    <style:style style:name="Table6.C" style:family="table-column">
      <style:table-column-properties style:column-width="1.903cm"/>
    </style:style>
    <style:style style:name="Table6.1" style:family="table-row">
      <style:table-row-properties style:min-row-height="0.882cm"/>
    </style:style>
    <style:style style:name="Table6.A1" style:family="table-cell">
      <style:table-cell-properties style:vertical-align="middle" fo:background-color="#dddddd" fo:padding="0.049cm" fo:border-left="0.5pt solid #000000" fo:border-right="none" fo:border-top="0.5pt solid #000000" fo:border-bottom="0.5pt solid #000000">
        <style:background-image/>
      </style:table-cell-properties>
    </style:style>
    <style:style style:name="Table6.C1" style:family="table-cell">
      <style:table-cell-properties style:vertical-align="middle" fo:background-color="#dddddd" fo:padding="0.049cm" fo:border="0.5pt solid #000000">
        <style:background-image/>
      </style:table-cell-properties>
    </style:style>
    <style:style style:name="Table7" style:family="table">
      <style:table-properties style:width="18.898cm" fo:margin-left="1.011cm" fo:margin-top="0cm" fo:margin-bottom="0cm" table:align="left"/>
    </style:style>
    <style:style style:name="Table7.A" style:family="table-column">
      <style:table-column-properties style:column-width="12.095cm"/>
    </style:style>
    <style:style style:name="Table7.B" style:family="table-column">
      <style:table-column-properties style:column-width="4.914cm"/>
    </style:style>
    <style:style style:name="Table7.C" style:family="table-column">
      <style:table-column-properties style:column-width="1.889cm"/>
    </style:style>
    <style:style style:name="Table7.1" style:family="table-row">
      <style:table-row-properties style:min-row-height="0.487cm" fo:keep-together="always"/>
    </style:style>
    <style:style style:name="Table7.A1" style:family="table-cell">
      <style:table-cell-properties fo:padding-left="0cm" fo:padding-right="0cm" fo:padding-top="0.101cm" fo:padding-bottom="0.101cm" fo:border="none"/>
    </style:style>
    <style:style style:name="Table7.2" style:family="table-row">
      <style:table-row-properties style:min-row-height="0.579cm" fo:keep-together="always"/>
    </style:style>
    <style:style style:name="Table7.A2" style:family="table-cell">
      <style:table-cell-properties style:vertical-align="middle" fo:padding-left="0cm" fo:padding-right="0cm" fo:padding-top="0.101cm" fo:padding-bottom="0.101cm" fo:border="none"/>
    </style:style>
    <style:style style:name="Table7.3" style:family="table-row">
      <style:table-row-properties style:min-row-height="0.49cm" fo:keep-together="always"/>
    </style:style>
    <style:style style:name="Table8" style:family="table">
      <style:table-properties style:width="18.805cm" fo:margin-left="1.101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e8.A" style:family="table-column">
      <style:table-column-properties style:column-width="12.002cm"/>
    </style:style>
    <style:style style:name="Table8.B" style:family="table-column">
      <style:table-column-properties style:column-width="2.796cm"/>
    </style:style>
    <style:style style:name="Table8.C" style:family="table-column">
      <style:table-column-properties style:column-width="1.715cm"/>
    </style:style>
    <style:style style:name="Table8.D" style:family="table-column">
      <style:table-column-properties style:column-width="2.293cm"/>
    </style:style>
    <style:style style:name="Table8.1" style:family="table-row">
      <style:table-row-properties style:min-row-height="0.575cm"/>
    </style:style>
    <style:style style:name="Table8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8.C1" style:family="table-cell">
      <style:table-cell-properties style:vertical-align="middle" fo:padding="0.097cm" fo:border-left="none" fo:border-right="none" fo:border-top="0.05pt solid #000000" fo:border-bottom="none"/>
    </style:style>
    <style:style style:name="Table8.2" style:family="table-row">
      <style:table-row-properties style:min-row-height="0.432cm"/>
    </style:style>
    <style:style style:name="Table8.B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C2" style:family="table-cell">
      <style:table-cell-properties fo:padding="0.097cm" fo:border-left="none" fo:border-right="none" fo:border-top="0.05pt solid #000000" fo:border-bottom="0.05pt solid #000000"/>
    </style:style>
    <style:style style:name="Table8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3" style:family="table-row">
      <style:table-row-properties style:min-row-height="0.543cm"/>
    </style:style>
    <style:style style:name="Table8.B3" style:family="table-cell">
      <style:table-cell-properties style:vertical-align="middle"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C3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8.D3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8.A4" style:family="table-cell">
      <style:table-cell-properties style:vertical-align="" fo:background-color="transparent" fo:padding="0cm" fo:border="non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199990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1a62621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" style:family="paragraph" style:parent-style-name="Table_20_Contents">
      <style:text-properties officeooo:paragraph-rsid="0199990e"/>
    </style:style>
    <style:style style:name="P4" style:family="paragraph" style:parent-style-name="Table_20_Contents">
      <style:text-properties officeooo:paragraph-rsid="01af2839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0.282cm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f2839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ff7db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normal" officeooo:rsid="008209c9" officeooo:paragraph-rsid="01aff7db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44pt" fo:font-weight="bold" officeooo:rsid="01d5cef6" officeooo:paragraph-rsid="01da414a" style:font-size-asian="44pt" style:font-weight-asian="bold" style:font-name-complex="Lucida Sans" style:font-size-complex="44pt" style:font-weight-complex="bold" style:text-scale="101%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0.282cm" fo:orphans="0" fo:widows="0" fo:text-indent="0cm" style:auto-text-indent="false" fo:break-before="column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999cf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9pt" fo:letter-spacing="0.004cm" fo:font-style="normal" fo:font-weight="normal" officeooo:rsid="008209c9" officeooo:paragraph-rsid="01c67ec6" fo:background-color="transparent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221f1f" style:font-name="Lucida Sans" fo:font-size="9pt" officeooo:paragraph-rsid="01c67ec6" style:font-size-asian="9pt" style:font-name-complex="Lucida Sans" style:font-size-complex="9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officeooo:paragraph-rsid="0199990e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1af2839" style:font-size-asian="8.5pt" style:font-weight-asian="bold" style:font-name-complex="Lucida Sans" style:font-size-complex="8.5pt" style:font-weight-complex="bold"/>
    </style:style>
    <style:style style:name="P15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1af2839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page" style:text-autospace="none"/>
      <style:text-properties fo:color="#000000" style:text-position="-5% 100%" style:font-name="Lucida Sans" fo:font-size="2pt" fo:letter-spacing="0.004cm" fo:font-style="normal" fo:font-weight="bold" officeooo:rsid="008209c9" officeooo:paragraph-rsid="01aff7db" fo:background-color="transparent" style:font-size-asian="1.75pt" style:font-style-asian="normal" style:font-weight-asian="bold" style:font-name-complex="Lucida Sans" style:font-size-complex="2pt" style:font-style-complex="normal" style:font-weight-complex="bold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auto" fo:break-after="auto" style:text-autospace="none"/>
      <style:text-properties fo:color="#000000" style:text-position="-5% 100%" style:font-name="Lucida Sans" fo:font-size="2pt" fo:letter-spacing="0.004cm" fo:font-style="normal" fo:font-weight="normal" officeooo:rsid="008209c9" officeooo:paragraph-rsid="01aff7db" fo:background-color="transparent" style:font-size-asian="1.75pt" style:font-style-asian="normal" style:font-weight-asian="normal" style:font-name-complex="Lucida Sans" style:font-size-complex="2pt" style:font-style-complex="normal" style:font-weight-complex="normal"/>
    </style:style>
    <style:style style:name="P18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color="#000000" style:text-position="-6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9" style:family="paragraph" style:parent-style-name="Standard">
      <style:text-properties fo:font-size="2pt" officeooo:paragraph-rsid="0199990e" style:font-size-asian="1.75pt" style:font-size-complex="2pt"/>
    </style:style>
    <style:style style:name="P20" style:family="paragraph" style:parent-style-name="Standard">
      <style:paragraph-properties fo:margin-left="0cm" fo:margin-right="1cm" fo:margin-top="0.092cm" fo:margin-bottom="0cm" loext:contextual-spacing="false" fo:line-height="100%" fo:text-align="end" style:justify-single-word="false" fo:orphans="0" fo:widows="0" fo:text-indent="0cm" style:auto-text-indent="false" fo:break-before="column" style:shadow="none" style:text-autospace="none"/>
      <style:text-properties fo:color="#221f1f" style:font-name="Lucida Sans" fo:font-size="16pt" fo:font-weight="bold" officeooo:rsid="01d3dd84" officeooo:paragraph-rsid="01d3dd84" style:font-size-asian="16pt" style:font-weight-asian="bold" style:font-name-complex="Lucida Sans" style:font-size-complex="16pt" style:font-weight-complex="bold"/>
    </style:style>
    <style:style style:name="P21" style:family="paragraph" style:parent-style-name="Standard">
      <style:paragraph-properties fo:margin-left="0cm" fo:margin-right="1cm" fo:margin-top="0.092cm" fo:margin-bottom="0cm" loext:contextual-spacing="false" fo:line-height="100%" fo:text-align="end" style:justify-single-word="false" fo:orphans="0" fo:widows="0" fo:text-indent="0cm" style:auto-text-indent="false" style:shadow="none" style:text-autospace="none"/>
      <style:text-properties fo:color="#221f1f" style:font-name="Lucida Sans" fo:font-size="10pt" officeooo:paragraph-rsid="01e05473" style:font-size-asian="10pt" style:font-name-complex="Lucida Sans" style:font-size-complex="10pt"/>
    </style:style>
    <style:style style:name="P22" style:family="paragraph" style:parent-style-name="Standard">
      <style:paragraph-properties fo:margin-left="0cm" fo:margin-right="1cm" fo:margin-top="0cm" fo:margin-bottom="0cm" loext:contextual-spacing="false" fo:line-height="0.395cm" fo:text-align="end" style:justify-single-word="false" fo:orphans="0" fo:widows="0" fo:text-indent="0cm" style:auto-text-indent="false" style:shadow="none" style:text-autospace="none"/>
      <style:text-properties fo:color="#221f1f" style:font-name="Lucida Sans" fo:font-size="10pt" fo:font-style="normal" officeooo:paragraph-rsid="0199990e" style:font-size-asian="10pt" style:font-style-asian="normal" style:font-name-complex="Lucida Sans" style:font-size-complex="10pt" style:font-style-complex="normal"/>
    </style:style>
    <style:style style:name="P23" style:family="paragraph" style:parent-style-name="Standard">
      <style:paragraph-properties fo:margin-left="0cm" fo:margin-right="1cm" fo:margin-top="0.018cm" fo:margin-bottom="0cm" loext:contextual-spacing="false" fo:line-height="100%" fo:text-align="end" style:justify-single-word="false" fo:orphans="0" fo:widows="0" fo:text-indent="0cm" style:auto-text-indent="false" style:shadow="none" style:text-autospace="none"/>
      <style:text-properties fo:font-size="10pt" officeooo:paragraph-rsid="0199990e" style:font-size-asian="10pt" style:font-size-complex="10pt"/>
    </style:style>
    <style:style style:name="P24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199990e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199990e" style:font-size-asian="8pt" style:font-name-complex="Lucida Sans" style:font-size-complex="8pt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font-size="8pt" officeooo:paragraph-rsid="0199990e" style:font-size-asian="8pt" style:font-size-complex="8pt"/>
    </style:style>
    <style:style style:name="P27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199990e" style:font-size-asian="8pt" style:font-name-complex="Lucida Sans" style:font-size-complex="8pt"/>
    </style:style>
    <style:style style:name="P2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199990e" style:font-size-asian="8pt" style:font-name-complex="Lucida Sans" style:font-size-complex="8pt"/>
    </style:style>
    <style:style style:name="P2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199990e"/>
    </style:style>
    <style:style style:name="P30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000000" style:text-position="-5% 100%" style:font-name="Lucida Sans" fo:font-size="8pt" fo:letter-spacing="0.004cm" fo:font-style="normal" officeooo:paragraph-rsid="0199990e" style:font-size-asian="8pt" style:font-style-asian="normal" style:font-name-complex="Lucida Sans" style:font-size-complex="8pt" style:font-style-complex="normal"/>
    </style:style>
    <style:style style:name="P31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199990e" style:font-size-asian="8pt" style:font-name-complex="Lucida Sans" style:font-size-complex="8pt"/>
    </style:style>
    <style:style style:name="P3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199990e" officeooo:paragraph-rsid="0199990e" style:font-size-asian="8pt" style:font-name-complex="Lucida Sans" style:font-size-complex="8pt"/>
    </style:style>
    <style:style style:name="P33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19bd495" officeooo:paragraph-rsid="0199990e" style:font-size-asian="8pt" style:font-name-complex="Lucida Sans" style:font-size-complex="8pt"/>
    </style:style>
    <style:style style:name="P34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199990e" style:font-size-asian="8pt" style:font-name-complex="Lucida Sans" style:font-size-complex="8pt"/>
    </style:style>
    <style:style style:name="P35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10.5pt" fo:letter-spacing="-0.012cm" fo:font-weight="bold" officeooo:rsid="0077527d" officeooo:paragraph-rsid="01c8b785" fo:background-color="transparent" style:font-size-asian="10.5pt" style:font-weight-asian="bold" style:font-name-complex="Lucida Sans" style:font-size-complex="10.5pt" style:font-weight-complex="bold"/>
    </style:style>
    <style:style style:name="P36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fo:break-before="auto" fo:break-after="auto" style:text-autospace="none"/>
      <style:text-properties fo:color="#221f1f" style:font-name="Lucida Sans" fo:font-size="8pt" fo:letter-spacing="-0.007cm" officeooo:rsid="019bd495" officeooo:paragraph-rsid="0199990e" style:font-size-asian="8pt" style:font-name-complex="Lucida Sans" style:font-size-complex="8pt"/>
    </style:style>
    <style:style style:name="P3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199990e" style:font-size-asian="8pt" style:font-weight-asian="normal" style:font-size-complex="8pt" style:font-weight-complex="normal"/>
    </style:style>
    <style:style style:name="P3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199990e"/>
    </style:style>
    <style:style style:name="P4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199990e"/>
    </style:style>
    <style:style style:name="P41" style:family="paragraph" style:parent-style-name="Standard">
      <style:paragraph-properties fo:margin-left="0.332cm" fo:margin-right="0cm" fo:margin-top="0.014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bold" officeooo:paragraph-rsid="0199990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4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221f1f" style:text-position="-6% 100%" style:font-name="Lucida Sans" fo:font-size="6pt" fo:letter-spacing="-0.009cm" fo:font-style="normal" style:text-underline-style="none" fo:font-weight="bold" officeooo:paragraph-rsid="0199990e" style:font-size-asian="6pt" style:font-style-asian="normal" style:font-weight-asian="bold" style:font-name-complex="Lucida Sans" style:font-size-complex="6pt" style:font-style-complex="normal" style:font-weight-complex="bold"/>
    </style:style>
    <style:style style:name="P45" style:family="paragraph" style:parent-style-name="Standard">
      <style:paragraph-properties fo:margin-left="0.332cm" fo:margin-right="-0.083cm" fo:margin-top="0.014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6pt" fo:letter-spacing="-0.012cm" fo:font-style="normal" style:text-underline-style="none" fo:font-weight="normal" officeooo:paragraph-rsid="0199990e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4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199990e" style:font-size-asian="8pt" style:font-weight-asian="normal" style:font-name-complex="Lucida Sans" style:font-size-complex="8pt" style:font-weight-complex="normal"/>
    </style:style>
    <style:style style:name="P4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0.004cm" fo:font-style="normal" style:text-underline-style="none" fo:font-weight="normal" officeooo:rsid="008d5048" officeooo:paragraph-rsid="01da27c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199990e" style:font-size-asian="6pt" style:font-name-complex="Lucida Sans" style:font-size-complex="6pt"/>
    </style:style>
    <style:style style:name="P4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12cm" fo:font-style="normal" fo:font-weight="bold" officeooo:rsid="0054a7d8" officeooo:paragraph-rsid="0199990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0" style:family="paragraph" style:parent-style-name="Standard">
      <style:paragraph-properties fo:margin-left="0.33cm" fo:margin-right="0cm" fo:margin-top="0cm" fo:margin-bottom="0cm" loext:contextual-spacing="false" fo:line-height="0.351cm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1d8297f" style:font-size-asian="8pt" style:font-style-asian="normal" style:font-name-complex="Lucida Sans" style:font-size-complex="8pt" style:font-style-complex="normal"/>
    </style:style>
    <style:style style:name="P51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af2839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2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1af2839" style:font-size-asian="8.5pt" style:font-weight-asian="bold" style:font-name-complex="Lucida Sans" style:font-size-complex="8.5pt" style:font-weight-complex="bold"/>
    </style:style>
    <style:style style:name="P53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1af2839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54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1af2839" style:font-size-asian="11pt" style:font-weight-asian="bold" style:font-name-complex="Lucida Sans" style:font-size-complex="11pt" style:font-weight-complex="bold"/>
    </style:style>
    <style:style style:name="P55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1af2839" fo:background-color="transparent" style:font-size-asian="9pt" style:font-weight-asian="normal" style:font-name-complex="Lucida Sans" style:font-size-complex="9pt" style:font-weight-complex="normal"/>
    </style:style>
    <style:style style:name="P56" style:family="paragraph" style:parent-style-name="Standard">
      <style:paragraph-properties fo:margin-left="0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rsid="019bd495" officeooo:paragraph-rsid="01af2839" fo:background-color="transparent" style:font-size-asian="8pt" style:font-weight-asian="normal" style:font-name-complex="Lucida Sans" style:font-size-complex="8pt" style:font-weight-complex="normal"/>
    </style:style>
    <style:style style:name="T1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3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5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6" style:family="text">
      <style:text-properties fo:color="#221f1f" style:text-position="-5% 100%" style:font-name="Lucida Sans" fo:font-size="9pt" fo:letter-spacing="-0.007cm" fo:font-style="normal" fo:font-weight="normal" officeooo:rsid="00170d31" fo:background-color="transparent" loext:char-shading-value="0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7" style:family="text">
      <style:text-properties fo:color="#221f1f" style:text-position="-5% 100%" style:font-name="Lucida Sans" fo:font-size="9pt" fo:letter-spacing="-0.007cm" fo:font-style="normal" fo:font-weight="bold" officeooo:rsid="008209c9" fo:background-color="transparent" loext:char-shading-value="0" style:font-size-asian="9pt" style:font-style-asian="normal" style:font-weight-asian="bold" style:font-name-complex="Lucida Sans" style:font-size-complex="9pt" style:font-style-complex="normal" style:font-weight-complex="bold"/>
    </style:style>
    <style:style style:name="T8" style:family="text">
      <style:text-properties fo:color="#221f1f" style:text-position="-5% 100%" style:font-name="Lucida Sans" fo:font-size="9pt" fo:letter-spacing="0.004cm" fo:font-style="normal" fo:font-weight="normal" officeooo:rsid="008209c9" fo:background-color="transparent" loext:char-shading-value="0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9" style:family="text">
      <style:text-properties fo:color="#221f1f" style:text-position="-5% 100%" style:font-name="Lucida Sans" fo:font-size="9pt" fo:letter-spacing="-0.018cm" fo:font-style="normal" fo:font-weight="bold" officeooo:rsid="008209c9" fo:background-color="transparent" loext:char-shading-value="0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0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1" style:family="text">
      <style:text-properties fo:color="#221f1f" style:font-name="Lucida Sans" fo:letter-spacing="-0.007cm" fo:font-style="normal" officeooo:rsid="01e1c420" style:font-style-asian="normal" style:font-name-complex="Lucida Sans" style:font-style-complex="normal"/>
    </style:style>
    <style:style style:name="T12" style:family="text">
      <style:text-properties fo:color="#221f1f" style:font-name="Lucida Sans" fo:letter-spacing="-0.007cm" style:font-name-complex="Lucida Sans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style:font-size-asian="9pt" style:font-name-complex="Lucida Sans" style:font-size-complex="9pt"/>
    </style:style>
    <style:style style:name="T17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8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9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0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1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2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text-position="-6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4" style:family="text">
      <style:text-properties fo:color="#221f1f" style:text-position="-6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5" style:family="text">
      <style:text-properties fo:color="#221f1f" style:text-position="-6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6" style:family="text">
      <style:text-properties fo:letter-spacing="-0.007cm"/>
    </style:style>
    <style:style style:name="T27" style:family="text">
      <style:text-properties fo:letter-spacing="-0.007cm" fo:font-style="normal" officeooo:rsid="001c3d3e" style:font-style-asian="normal" style:font-style-complex="normal"/>
    </style:style>
    <style:style style:name="T28" style:family="text">
      <style:text-properties fo:letter-spacing="-0.007cm" fo:font-style="normal" officeooo:rsid="000f4c70" style:font-style-asian="normal" style:font-style-complex="normal"/>
    </style:style>
    <style:style style:name="T29" style:family="text">
      <style:text-properties fo:letter-spacing="-0.007cm" officeooo:rsid="003bb9d8"/>
    </style:style>
    <style:style style:name="T30" style:family="text">
      <style:text-properties fo:letter-spacing="-0.007cm" fo:font-style="italic" style:font-style-asian="italic" style:font-style-complex="italic"/>
    </style:style>
    <style:style style:name="T31" style:family="text">
      <style:text-properties fo:letter-spacing="-0.009cm"/>
    </style:style>
    <style:style style:name="T32" style:family="text">
      <style:text-properties fo:letter-spacing="-0.016cm"/>
    </style:style>
    <style:style style:name="T33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4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5" style:family="text">
      <style:text-properties style:text-position="-5% 100%" fo:font-size="9pt" fo:letter-spacing="-0.007cm" fo:font-weight="normal" officeooo:rsid="00161b0b" style:font-size-asian="9pt" style:font-weight-asian="normal" style:font-size-complex="9pt" style:font-weight-complex="normal"/>
    </style:style>
    <style:style style:name="T3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37" style:family="text">
      <style:text-properties style:text-position="-5% 100%" fo:font-size="9pt" fo:letter-spacing="-0.012cm" style:font-size-asian="9pt" style:font-size-complex="9pt"/>
    </style:style>
    <style:style style:name="T38" style:family="text">
      <style:text-properties style:text-position="-5% 100%" fo:letter-spacing="-0.018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39" style:family="text">
      <style:text-properties style:text-position="-6% 100%" fo:font-style="normal" style:font-style-asian="normal" style:font-style-complex="normal"/>
    </style:style>
    <style:style style:name="T40" style:family="text">
      <style:text-properties fo:color="#000000" fo:letter-spacing="-0.007cm" fo:font-style="normal" style:font-style-asian="normal" style:font-style-complex="normal"/>
    </style:style>
    <style:style style:name="T41" style:family="text">
      <style:text-properties fo:color="#000000" fo:letter-spacing="-0.007cm" fo:font-style="normal" officeooo:rsid="00105b3d" style:font-style-asian="normal" style:font-style-complex="normal"/>
    </style:style>
    <style:style style:name="T42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43" style:family="text">
      <style:text-properties fo:color="#000000" style:text-position="-5% 100%" fo:letter-spacing="0.004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44" style:family="text">
      <style:text-properties officeooo:rsid="000edb90"/>
    </style:style>
    <style:style style:name="T45" style:family="text">
      <style:text-properties fo:letter-spacing="0.004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text-input text:description="&lt;for each=&quot;page in get_report_page(o.order_line,12,var_control_name='name', var_control_length=50,var_control_first_double='true',quantity_copie=o.company_id.quantity_copy_invoice)&quot;&gt;">For each page</text:text-input></text:p>
      <text:p text:style-name="P33"/>
      <text:p text:style-name="P3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8"/>
          </table:table-cell>
          <table:table-cell table:style-name="Table3.B1" table:number-columns-spanned="2" office:value-type="string">
            <text:p text:style-name="P9">R</text:p>
          </table:table-cell>
          <table:covered-table-cell/>
          <table:table-cell table:style-name="Table3.D1" office:value-type="string">
            <text:p text:style-name="P20">Remito</text:p>
            <text:p text:style-name="P22"><text:span text:style-name="T26">Nº: </text:span><text:span text:style-name="T29"><text:text-input text:description="&lt;o.name&gt;">name</text:text-input></text:span></text:p>
            <text:p text:style-name="P23"><text:span text:style-name="T10">Fecha </text:span><text:span text:style-name="T11">Confirmación</text:span><text:span text:style-name="T13">: </text:span><text:span text:style-name="T13"><text:text-input text:description="&lt;formatLang(o.confirmation_date,date='true')&gt;">DD/MM/YYYY</text:text-input></text:span></text:p>
            <text:p text:style-name="P21"><text:span text:style-name="T30"><text:text-input text:description="&lt;if test=&quot;keys.get('print_page_number')&quot;&gt;">IF2</text:text-input></text:span><text:span text:style-name="T28">Hoja</text:span> Nº: <text:page-number text:select-page="current">1</text:page-number>/<text:page-count>2</text:page-count> <text:span text:style-name="T30"><text:text-input text:description="&lt;/if&gt;">end if</text:text-input></text:span></text:p>
          </table:table-cell>
        </table:table-row>
        <table:table-row table:style-name="Table3.2">
          <table:table-cell table:style-name="Table3.A2" table:number-columns-spanned="2" office:value-type="string">
            <text:p text:style-name="P8"/>
            <text:p text:style-name="P37"><text:placeholder text:placeholder-type="text">&lt;company.report_company_name or company.name&gt;</text:placeholder></text:p>
            <text:p text:style-name="P38"><text:span text:style-name="T33"><text:placeholder text:placeholder-type="text">&lt;company.partner_id.street&gt;</text:placeholder></text:span><text:span text:style-name="T33"><text:s/>(</text:span><text:span text:style-name="T33"><text:placeholder text:placeholder-type="text">&lt;company.partner_id.zip&gt;</text:placeholder></text:span><text:span text:style-name="T33">)</text:span></text:p>
            <text:p text:style-name="P42"><text:span text:style-name="T34"><text:placeholder text:placeholder-type="text">&lt;company.partner_id.city&gt;</text:placeholder></text:span><text:span text:style-name="T34"><text:s/>- </text:span><text:span text:style-name="T34"><text:placeholder text:placeholder-type="text">&lt;company.partner_id.state_id.name&gt;</text:placeholder></text:span><text:span text:style-name="T34"><text:s/>- </text:span><text:span text:style-name="T34"><text:placeholder text:placeholder-type="text">&lt;company.partner_id.country_id.name&gt;</text:placeholder></text:span></text:p>
            <text:p text:style-name="P42"><text:span text:style-name="T34">Tel: </text:span><text:span text:style-name="T34"><text:placeholder text:placeholder-type="text">&lt;company.partner_id.phone&gt;</text:placeholder></text:span></text:p>
            <text:p text:style-name="P46"><text:span text:style-name="T39">I.V.A.: </text:span><text:span text:style-name="T34"><text:placeholder text:placeholder-type="text">&lt;company.partner_id.afip_responsability_type_id.name&gt;</text:placeholder></text:span></text:p>
            <text:p text:style-name="P43"><text:placeholder text:placeholder-type="text">&lt;company.partner_id.email&gt;</text:placeholder><text:s/><text:placeholder text:placeholder-type="text">&lt;company.website&gt;</text:placeholder></text:p>
          </table:table-cell>
          <table:covered-table-cell/>
          <table:table-cell table:style-name="Table3.C2" table:number-columns-spanned="2" office:value-type="string">
            <text:p text:style-name="P30"/>
            <text:p text:style-name="P27"><text:span text:style-name="T41">Ing. Brutos</text:span>: <text:text-input text:description="&lt;company.partner_id.gross_income_number&gt;">EXENTO</text:text-input></text:p>
            <text:p text:style-name="P28"><text:span text:style-name="T42">Inicio de actividades</text:span><text:span text:style-name="T40">: </text:span><text:span text:style-name="T40"><text:text-input text:description="&lt;if test=&quot;company.partner_id.start_date&quot;&gt;">If</text:text-input></text:span><text:span text:style-name="T40"><text:text-input text:description="&lt;formatLang(company.partner_id.start_date,date='true')&gt;">DD/MM/YYYY</text:text-input></text:span><text:span text:style-name="T40"><text:text-input text:description="&lt;/if&gt;">/if</text:text-input></text:span></text:p>
          </table:table-cell>
          <table:covered-table-cell/>
        </table:table-row>
      </table:table>
      <text:p text:style-name="P19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0"><text:span text:style-name="T14">Cliente</text:span><text:span text:style-name="T16">:</text:span><text:span text:style-name="T17"> </text:span><text:span text:style-name="T1"><text:placeholder text:placeholder-type="text">&lt;o.partner_id.commercial_partner_id.name&gt;</text:placeholder></text:span></text:p>
            <text:p text:style-name="P48"/>
            <text:p text:style-name="Standard"><text:span text:style-name="T5">Dirección</text:span><text:span text:style-name="T3">:</text:span><text:span text:style-name="T3">:</text:span><text:span text:style-name="T4"><text:placeholder text:placeholder-type="text">&lt;o.partner_shipping_id.parent_id.name&gt;</text:placeholder></text:span><text:span text:style-name="T3"> - </text:span><text:span text:style-name="T3"><text:s/></text:span><text:span text:style-name="T4"><text:placeholder text:placeholder-type="text">&lt;partner_address(o.partner_shipping_id)&gt;</text:placeholder></text:span></text:p>
            <text:p text:style-name="P45"/>
            <text:p text:style-name="P39"><text:span text:style-name="T23">Cond IVA</text:span><text:span text:style-name="T24">:</text:span><text:span text:style-name="T25"> </text:span><text:span text:style-name="T4"><text:placeholder text:placeholder-type="text">&lt;o.partner_id.afip_responsability_type_id.name&gt;</text:placeholder></text:span></text:p>
            <text:p text:style-name="P41"/>
            <text:p text:style-name="P44"><text:span text:style-name="T35"><text:text-input text:description="&lt;o.partner_id.commercial_partner_id.main_id_category_id.code&gt;">CUIT</text:text-input></text:span><text:span text:style-name="T36">:</text:span><text:span text:style-name="T37"> 20-22222222-3</text:span></text:p>
          </table:table-cell>
          <table:table-cell table:style-name="Table4.B1" office:value-type="string">
            <text:p text:style-name="P24"><text:span text:style-name="T15">Teléfono</text:span><text:span text:style-name="T16">:</text:span><text:span text:style-name="T17"> </text:span><text:span text:style-name="T1"><text:placeholder text:placeholder-type="text">&lt;o.partner_id.commercial_partner_id.phone&gt;</text:placeholder></text:span></text:p>
            <text:p text:style-name="P48"/>
            <text:p text:style-name="P29"><text:span text:style-name="T15">Mail</text:span><text:span text:style-name="T16">:</text:span><text:span text:style-name="T17"> </text:span><text:span text:style-name="T1"><text:placeholder text:placeholder-type="text">&lt;o.partner_id.commercial_partner_id.email&gt;</text:placeholder></text:span></text:p>
            <text:p text:style-name="P49"/>
            <text:p text:style-name="P13"><text:span text:style-name="T6">Comercial</text:span><text:span text:style-name="T8">:</text:span><text:span text:style-name="T9"> </text:span><text:span text:style-name="T7"><text:text-input text:description="&lt;o.user_id.name&gt;">Roberto Ramirez</text:text-input></text:span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50"><text:span text:style-name="T44">Fecha del Pedido</text:span><text:span text:style-name="T45">: </text:span><text:span text:style-name="T45"><text:text-input text:description="&lt;formatLang(o.date_order,date='true')&gt;">DD/MM/YYYY</text:text-input></text:span></text:p>
            <text:p text:style-name="P47"/>
          </table:table-cell>
          <table:table-cell table:style-name="Table5.B1" office:value-type="string">
            <text:p text:style-name="P24"><text:span text:style-name="T18">Doc. Origen</text:span><text:span text:style-name="T21">:</text:span><text:span text:style-name="T22"> </text:span><text:span text:style-name="T19"><text:text-input text:description="&lt;o.origin&gt;">R1231231 – R1231321</text:text-input></text:span></text:p>
            <text:p text:style-name="P29"><text:span text:style-name="T20">Referencia: </text:span><text:span text:style-name="T2"><text:placeholder text:placeholder-type="text">&lt;o.client_order_ref&gt;</text:placeholder></text:span></text:p>
          </table:table-cell>
        </table:table-row>
      </table:table>
      <text:p text:style-name="P19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2">Descripción </text:p>
          </table:table-cell>
          <table:table-cell table:style-name="Table6.A1" office:value-type="string">
            <text:p text:style-name="P1">Cantidad</text:p>
          </table:table-cell>
          <table:table-cell table:style-name="Table6.C1" office:value-type="string">
            <text:p text:style-name="P1">Total</text:p>
          </table:table-cell>
        </table:table-row>
      </table:table>
      <text:p text:style-name="P19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32"><text:text-input text:description="&lt;for each=&quot;line in page['line_ids']&quot;&gt;">For each line_page</text:text-input></text:p>
          </table:table-cell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3"/>
          </table:table-cell>
        </table:table-row>
        <table:table-row table:style-name="Table7.2">
          <table:table-cell table:style-name="Table7.A2" office:value-type="string">
            <text:p text:style-name="P34"><text:placeholder text:placeholder-type="text">&lt;line.name &gt;</text:placeholder></text:p>
          </table:table-cell>
          <table:table-cell table:style-name="Table7.A2" office:value-type="string">
            <text:p text:style-name="P26"><text:span text:style-name="T12"><text:text-input text:description="&lt;formatLang(line.product_uom_qty)&gt;">25,45</text:text-input></text:span><text:span text:style-name="T12"><text:s/></text:span><text:span text:style-name="T12"><text:text-input text:description="&lt;line.product_uom.name&gt;">kgs.</text:text-input></text:span></text:p>
          </table:table-cell>
          <table:table-cell table:style-name="Table7.A2" office:value-type="string">
            <text:p text:style-name="P25"/>
          </table:table-cell>
        </table:table-row>
        <table:table-row table:style-name="Table7.3">
          <table:table-cell table:style-name="Table7.A1" office:value-type="string">
            <text:p text:style-name="P31"><text:text-input text:description="&lt;/for&gt;">End For</text:text-input></text:p>
          </table:table-cell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3"/>
          </table:table-cell>
        </table:table-row>
        <table:table-row table:style-name="Table7.3">
          <table:table-cell table:style-name="Table7.A1" office:value-type="string">
            <text:p text:style-name="P11"><text:text-input text:description="&lt;if test=&quot;page['complete_list']!=''&quot;&gt;">IF2</text:text-input></text:p>
          </table:table-cell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3"/>
          </table:table-cell>
        </table:table-row>
        <table:table-row table:style-name="Table7.3">
          <table:table-cell table:style-name="Table7.A1" office:value-type="string">
            <text:p text:style-name="P35"><text:placeholder text:placeholder-type="text">&lt;page['complete_list']&gt;</text:placeholder></text:p>
          </table:table-cell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3"/>
          </table:table-cell>
        </table:table-row>
        <table:table-row table:style-name="Table7.3">
          <table:table-cell table:style-name="Table7.A1" office:value-type="string">
            <text:p text:style-name="P12"><text:span text:style-name="T38"><text:s/></text:span><text:span text:style-name="T43"><text:text-input text:description="&lt;/if&gt;">&lt;/if&gt;</text:text-input></text:span></text:p>
          </table:table-cell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3"/>
          </table:table-cell>
        </table:table-row>
      </table:table>
      <text:p text:style-name="P10"/>
      <text:p text:style-name="P5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table:number-rows-spanned="3" office:value-type="string">
            <text:p text:style-name="P51"/>
            <text:p text:style-name="P51"/>
          </table:table-cell>
          <table:table-cell table:style-name="Table8.B1" office:value-type="string">
            <text:p text:style-name="P52"><text:span text:style-name="T27">SUBTOTAL </text:span><text:text-input text:description="&lt;o.currency_id.symbol&gt;">USD</text:text-input></text:p>
          </table:table-cell>
          <table:table-cell table:style-name="Table8.C1" office:value-type="string">
            <text:p text:style-name="P4"/>
          </table:table-cell>
          <table:table-cell table:style-name="Table8.B1" office:value-type="string">
            <text:p text:style-name="P14"/>
          </table:table-cell>
        </table:table-row>
        <table:table-row table:style-name="Table8.2">
          <table:covered-table-cell/>
          <table:table-cell table:style-name="Table8.B2" office:value-type="string">
            <text:p text:style-name="P53">IMPUESTOS</text:p>
          </table:table-cell>
          <table:table-cell table:style-name="Table8.C2" office:value-type="string">
            <text:p text:style-name="P15">Base</text:p>
          </table:table-cell>
          <table:table-cell table:style-name="Table8.D2" office:value-type="string">
            <text:p text:style-name="P15">Importe</text:p>
          </table:table-cell>
        </table:table-row>
        <table:table-row table:style-name="Table8.3">
          <table:covered-table-cell/>
          <table:table-cell table:style-name="Table8.B3" office:value-type="string">
            <text:p text:style-name="P52"><text:span text:style-name="T27">TOTAL</text:span><text:span text:style-name="T31"> </text:span><text:span text:style-name="T32"><text:text-input text:description="&lt;o.currency_id.symbol&gt;">USD</text:text-input></text:span></text:p>
          </table:table-cell>
          <table:table-cell table:style-name="Table8.C3" office:value-type="string">
            <text:p text:style-name="P54"/>
          </table:table-cell>
          <table:table-cell table:style-name="Table8.D3" office:value-type="string">
            <text:p text:style-name="P14"/>
          </table:table-cell>
        </table:table-row>
        <table:table-row table:style-name="Table8.3">
          <table:table-cell table:style-name="Table8.A4" table:number-columns-spanned="4" office:value-type="string">
            <text:p text:style-name="P55"/>
          </table:table-cell>
          <table:covered-table-cell/>
          <table:covered-table-cell/>
          <table:covered-table-cell/>
        </table:table-row>
      </table:table>
      <text:p text:style-name="P56"><text:tab/></text:p>
      <text:p text:style-name="P17"/>
      <text:p text:style-name="P7"><text:s/><text:text-input text:description="&lt;if test=&quot;page['new_page']==1&quot;&gt;">IF2</text:text-input></text:p>
      <text:p text:style-name="P16"/>
      <text:p text:style-name="P6"><text:text-input text:description="&lt;/if&gt;">&lt;/if&gt;</text:text-input></text:p>
      <text:p text:style-name="P56"><text:text-input text:description="&lt;/for&gt;">End For page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9-09-30T15:22:45.119849138</dc:date>
    <meta:editing-duration>P3DT9H49M22S</meta:editing-duration>
    <meta:editing-cycles>667</meta:editing-cycles>
    <meta:generator>LibreOffice/6.0.7.3$Linux_X86_64 LibreOffice_project/00m0$Build-3</meta:generator>
    <meta:document-statistic meta:table-count="6" meta:image-count="0" meta:object-count="0" meta:page-count="2" meta:paragraph-count="43" meta:word-count="144" meta:character-count="1115" meta:non-whitespace-character-count="1059"/>
  </office:meta>
</office:document-meta>
</file>